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f14a8"/>
    </style:style>
    <style:style style:name="P2" style:family="paragraph" style:parent-style-name="Text_20_body">
      <style:text-properties officeooo:paragraph-rsid="000edeea"/>
    </style:style>
    <style:style style:name="P3" style:family="paragraph" style:parent-style-name="Text_20_body">
      <style:text-properties officeooo:rsid="000f14a8" officeooo:paragraph-rsid="000f14a8"/>
    </style:style>
    <style:style style:name="P4" style:family="paragraph" style:parent-style-name="Text_20_body">
      <style:text-properties officeooo:paragraph-rsid="000f14a8"/>
    </style:style>
    <style:style style:name="P5" style:family="paragraph" style:parent-style-name="Text_20_body" style:list-style-name="L10">
      <style:paragraph-properties fo:margin-top="0cm" fo:margin-bottom="0cm" style:contextual-spacing="false"/>
      <style:text-properties officeooo:paragraph-rsid="000f14a8"/>
    </style:style>
    <style:style style:name="P6" style:family="paragraph" style:parent-style-name="Text_20_body" style:list-style-name="L11"/>
    <style:style style:name="P7" style:family="paragraph" style:parent-style-name="Text_20_body" style:list-style-name="L11">
      <style:paragraph-properties fo:margin-top="0cm" fo:margin-bottom="0cm" style:contextual-spacing="false"/>
    </style:style>
    <style:style style:name="P8" style:family="paragraph" style:parent-style-name="Text_20_body" style:list-style-name="L12"/>
    <style:style style:name="P9" style:family="paragraph" style:parent-style-name="Text_20_body" style:list-style-name="L12">
      <style:paragraph-properties fo:margin-top="0cm" fo:margin-bottom="0cm" style:contextual-spacing="false"/>
    </style:style>
    <style:style style:name="P10" style:family="paragraph" style:parent-style-name="Text_20_body" style:list-style-name="L13"/>
    <style:style style:name="P11" style:family="paragraph" style:parent-style-name="Text_20_body" style:list-style-name="L13">
      <style:paragraph-properties fo:margin-top="0cm" fo:margin-bottom="0cm" style:contextual-spacing="false"/>
    </style:style>
    <style:style style:name="P12" style:family="paragraph" style:parent-style-name="Text_20_body" style:list-style-name="L14"/>
    <style:style style:name="P13" style:family="paragraph" style:parent-style-name="Text_20_body" style:list-style-name="L14">
      <style:paragraph-properties fo:margin-top="0cm" fo:margin-bottom="0cm" style:contextual-spacing="false"/>
    </style:style>
    <style:style style:name="P14" style:family="paragraph" style:parent-style-name="Text_20_body" style:list-style-name="L15"/>
    <style:style style:name="P15" style:family="paragraph" style:parent-style-name="Text_20_body" style:list-style-name="L15">
      <style:paragraph-properties fo:margin-top="0cm" fo:margin-bottom="0cm" style:contextual-spacing="false"/>
    </style:style>
    <style:style style:name="P16" style:family="paragraph" style:parent-style-name="Text_20_body" style:list-style-name="L16"/>
    <style:style style:name="P17" style:family="paragraph" style:parent-style-name="Text_20_body" style:list-style-name="L16">
      <style:paragraph-properties fo:margin-top="0cm" fo:margin-bottom="0cm" style:contextual-spacing="false"/>
    </style:style>
    <style:style style:name="P18" style:family="paragraph" style:parent-style-name="Text_20_body" style:list-style-name="L17"/>
    <style:style style:name="P19" style:family="paragraph" style:parent-style-name="Text_20_body" style:list-style-name="L17">
      <style:paragraph-properties fo:margin-top="0cm" fo:margin-bottom="0cm" style:contextual-spacing="false"/>
    </style:style>
    <style:style style:name="P20" style:family="paragraph" style:parent-style-name="Text_20_body" style:list-style-name="L18"/>
    <style:style style:name="P21" style:family="paragraph" style:parent-style-name="Text_20_body" style:list-style-name="L18">
      <style:paragraph-properties fo:margin-top="0cm" fo:margin-bottom="0cm" style:contextual-spacing="false"/>
    </style:style>
    <style:style style:name="T1" style:family="text">
      <style:text-properties officeooo:rsid="00153cfc"/>
    </style:style>
    <style:style style:name="T2" style:family="text">
      <style:text-properties officeooo:rsid="000f14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LA 1 – <text:span text:style-name="Strong_20_Emphasis">Boas-vindas e Introdução ao Curso</text:span></text:p>
      <text:p text:style-name="P4"><text:span text:style-name="T2">Apresentação do instrutor</text:span></text:p>
      <text:p text:style-name="P4"/>
      <text:p text:style-name="P2">"Olá! Bem-vindo ao curso de Git. Meu nome é <text:span text:style-name="T1">Renan Oliveira </text:span>e sou <text:span text:style-name="T1">desenvolvedor há mais de 10 anos, nos quais também tive o prazer de ajudar grandes profissionais</text:span> com controle de versão e ferramentas de colaboração.</text:p>
      <text:p text:style-name="P2">Estou muito animado para compartilhar meus conhecimentos com você porque acredito que o domínio do Git pode transformar a maneira como você gerencia e colabora em seus projetos de software. Este curso está estruturado para levar você do básico ao avançado, garantindo uma compreensão completa das melhores práticas de controle de versão.</text:p>
      <text:p text:style-name="P2">Além de aprender sobre Git, GitHub e Azure Repos, você também v<text:span text:style-name="T1">ai</text:span> adquirir habilidades que são altamente valorizadas no mercado de trabalho. Vamos explorar muitos exemplos práticos e situações do mundo real para tornar o aprendizado mais aplicável e interessante.</text:p>
      <text:p text:style-name="P4">Se você tiver qualquer dúvida ou sugestão ao longo do curso, não hesite em entrar em contato. Vamos aprender muito juntos. Então, vamos começar!"</text:p>
      <text:p text:style-name="P4"/>
      <text:p text:style-name="P4">Visão geral do curso</text:p>
      <text:p text:style-name="P4"/>
      <text:p text:style-name="P4">"Neste curso de Git, vamos embarcar em uma jornada completa desde os fundamentos básicos até as funcionalidades avançadas, cobrindo também o uso de plataformas populares como GitHub e Azure Repos.</text:p>
      <text:h text:style-name="Heading_20_4" text:outline-level="4">Parte 1: Introdução ao Git</text:h>
      <text:p text:style-name="Text_20_body">Começaremos com uma introdução ao Git, onde você aprenderá:</text:p>
      <text:list text:style-name="L11">
        <text:list-item>
          <text:p text:style-name="P7">O que é Git e por que é uma ferramenta essencial para desenvolvedores.</text:p>
        </text:list-item>
        <text:list-item>
          <text:p text:style-name="P7">Como instalar e configurar o Git no seu sistema.</text:p>
        </text:list-item>
        <text:list-item>
          <text:p text:style-name="P7">Os comandos básicos para iniciar um repositório, adicionar arquivos e fazer commits.</text:p>
        </text:list-item>
        <text:list-item>
          <text:p text:style-name="P7">Como trabalhar com repositórios remotos, enviar e obter alterações.</text:p>
        </text:list-item>
        <text:list-item>
          <text:p text:style-name="P7">A importância de branches e merges, além de como resolver conflitos de maneira eficiente.</text:p>
        </text:list-item>
        <text:list-item>
          <text:p text:style-name="P6">Recursos avançados como rebase, stash, cherry-picking e submódulos.</text:p>
        </text:list-item>
      </text:list>
      <text:h text:style-name="Heading_20_4" text:outline-level="4">Parte 2: Introdução ao GitHub</text:h>
      <text:p text:style-name="Text_20_body">Depois, vamos explorar o GitHub, uma das plataformas de hospedagem de repositórios mais populares:</text:p>
      <text:list text:style-name="L12">
        <text:list-item>
          <text:p text:style-name="P9">O que é GitHub e como ele se diferencia do Git.</text:p>
        </text:list-item>
        <text:list-item>
          <text:p text:style-name="P9">Criar uma conta no GitHub e configurar autenticação SSH.</text:p>
        </text:list-item>
        <text:list-item>
          <text:p text:style-name="P9">Criar, clonar e trabalhar com repositórios no GitHub.</text:p>
        </text:list-item>
        <text:list-item>
          <text:p text:style-name="P9">Abrir e revisar pull requests, além de gerenciar issues e projetos no GitHub.</text:p>
        </text:list-item>
        <text:list-item>
          <text:p text:style-name="P9">Técnicas de colaboração, incluindo forks e revisões de código.</text:p>
        </text:list-item>
        <text:list-item>
          <text:p text:style-name="P8">Recursos avançados como GitHub Actions, Pages e Packages.</text:p>
        </text:list-item>
      </text:list>
      <text:h text:style-name="Heading_20_4" text:outline-level="4"><text:soft-page-break/>Parte 3: Introdução ao Azure Repos</text:h>
      <text:p text:style-name="Text_20_body">Por último, abordaremos o Azure Repos, uma poderosa ferramenta integrada ao Azure DevOps:</text:p>
      <text:list text:style-name="L13">
        <text:list-item>
          <text:p text:style-name="P11">O que é Azure Repos e como ele se integra com outras ferramentas do Azure.</text:p>
        </text:list-item>
        <text:list-item>
          <text:p text:style-name="P11">Criar e configurar um repositório no Azure Repos.</text:p>
        </text:list-item>
        <text:list-item>
          <text:p text:style-name="P11">Clonar repositórios, fazer commits e enviar alterações para o Azure Repos.</text:p>
        </text:list-item>
        <text:list-item>
          <text:p text:style-name="P11">Abrir e revisar pull requests, aplicar políticas de branch e configurar pipelines de integração contínua.</text:p>
        </text:list-item>
        <text:list-item>
          <text:p text:style-name="P10">Recursos avançados, como Work Items, Boards e relatórios de monitoramento.</text:p>
        </text:list-item>
      </text:list>
      <text:h text:style-name="Heading_20_3" text:outline-level="3" text:is-list-header="true">Recursos e Métodos de Ensino</text:h>
      <text:list text:style-name="L14">
        <text:list-item>
          <text:p text:style-name="P13">Cada módulo será acompanhado de exemplos práticos e exercícios para reforçar o aprendizado.</text:p>
        </text:list-item>
        <text:list-item>
          <text:p text:style-name="P13">Haverá quizzes e desafios para testar seu conhecimento ao longo do curso.</text:p>
        </text:list-item>
        <text:list-item>
          <text:p text:style-name="P12">Você terá acesso a materiais complementares, como links para leituras adicionais e ferramentas úteis.</text:p>
        </text:list-item>
      </text:list>
      <text:h text:style-name="Heading_20_3" text:outline-level="3" text:is-list-header="true">Benefícios e Objetivos</text:h>
      <text:p text:style-name="Text_20_body">Ao final deste curso, você estará totalmente equipado para usar Git, GitHub e Azure Repos de maneira eficaz em seus projetos de desenvolvimento. Você será capaz de:</text:p>
      <text:list text:style-name="L15">
        <text:list-item>
          <text:p text:style-name="P15">Gerenciar versões do seu código com confiança.</text:p>
        </text:list-item>
        <text:list-item>
          <text:p text:style-name="P15">Colaborar com outros desenvolvedores de forma eficiente.</text:p>
        </text:list-item>
        <text:list-item>
          <text:p text:style-name="P14">Integrar suas práticas de desenvolvimento com plataformas de hospedagem e gerenciamento de código.</text:p>
        </text:list-item>
      </text:list>
      <text:p text:style-name="Text_20_body">Prepare-se para transformar sua abordagem ao desenvolvimento de software e adquirir habilidades altamente valorizadas no mercado. Vamos começar nossa jornada no Git!"</text:p>
      <text:p text:style-name="P4"/>
      <text:p text:style-name="P4">Importância do controle de versão</text:p>
      <text:p text:style-name="P4"/>
      <text:p text:style-name="P4">Antes de mergulharmos nos detalhes técnicos do Git, é crucial entendermos a importância do controle de versão e por que ele é uma ferramenta indispensável para qualquer desenvolvedor.</text:p>
      <text:h text:style-name="Heading_20_4" text:outline-level="4">O que é Controle de Versão?</text:h>
      <text:p text:style-name="Text_20_body">Controle de versão é o sistema que registra mudanças em um arquivo ou conjunto de arquivos ao longo do tempo, permitindo que você reverta para versões anteriores, acompanhe alterações e colabore com outros desenvolvedores de forma organizada.</text:p>
      <text:h text:style-name="Heading_20_4" text:outline-level="4">Benefícios do Controle de Versão</text:h>
      <text:list text:style-name="L16">
        <text:list-item>
          <text:p text:style-name="P16"><text:span text:style-name="Strong_20_Emphasis">Histórico de Mudanças</text:span>:</text:p>
          <text:list>
            <text:list-item>
              <text:p text:style-name="P17">Cada alteração no código é registrada, permitindo que você veja exatamente o que mudou, quem fez a alteração e por que.</text:p>
            </text:list-item>
            <text:list-item>
              <text:p text:style-name="P17"><text:soft-page-break/>Facilita a depuração, pois você pode comparar versões diferentes e identificar quando um problema foi introduzido.</text:p>
            </text:list-item>
          </text:list>
        </text:list-item>
        <text:list-item>
          <text:p text:style-name="P16"><text:span text:style-name="Strong_20_Emphasis">Colaboração Eficiente</text:span>:</text:p>
          <text:list>
            <text:list-item>
              <text:p text:style-name="P17">Vários desenvolvedores podem trabalhar no mesmo projeto simultaneamente sem sobrescrever o trabalho uns dos outros.</text:p>
            </text:list-item>
            <text:list-item>
              <text:p text:style-name="P17">Branches permitem que cada desenvolvedor trabalhe em sua própria versão do código, mesclando mudanças apenas quando estiverem prontas.</text:p>
            </text:list-item>
          </text:list>
        </text:list-item>
        <text:list-item>
          <text:p text:style-name="P16"><text:span text:style-name="Strong_20_Emphasis">Segurança e Recuperação</text:span>:</text:p>
          <text:list>
            <text:list-item>
              <text:p text:style-name="P17">Com o controle de versão, você nunca perderá seu trabalho. Se algo der errado, você pode reverter para uma versão anterior do código.</text:p>
            </text:list-item>
            <text:list-item>
              <text:p text:style-name="P17">Repositórios remotos servem como backups, garantindo que o código esteja seguro mesmo se algo acontecer com sua máquina local.</text:p>
            </text:list-item>
          </text:list>
        </text:list-item>
        <text:list-item>
          <text:p text:style-name="P16"><text:span text:style-name="Strong_20_Emphasis">Gerenciamento de Requisitos</text:span>:</text:p>
          <text:list>
            <text:list-item>
              <text:p text:style-name="P17">Facilita o gerenciamento de diferentes versões do software para diferentes clientes ou ambientes (desenvolvimento, teste, produção).</text:p>
            </text:list-item>
            <text:list-item>
              <text:p text:style-name="P17">A implementação de novas funcionalidades pode ser feita em branches separadas, testadas e, em seguida, mescladas na linha principal do desenvolvimento.</text:p>
            </text:list-item>
          </text:list>
        </text:list-item>
        <text:list-item>
          <text:p text:style-name="P16"><text:span text:style-name="Strong_20_Emphasis">Melhoria Contínua</text:span>:</text:p>
          <text:list>
            <text:list-item>
              <text:p text:style-name="P16">Ferramentas de controle de versão permitem integração contínua e entrega contínua (CI/CD), automatizando testes e deploys para garantir que novas mudanças sejam sempre de alta qualidade e prontas para produção.</text:p>
            </text:list-item>
          </text:list>
        </text:list-item>
      </text:list>
      <text:h text:style-name="Heading_20_4" text:outline-level="4">Por que Git?</text:h>
      <text:p text:style-name="Text_20_body">O Git é uma das ferramentas de controle de versão mais populares e poderosas disponíveis hoje. Ele é usado por empresas de todos os tamanhos, desde startups até gigantes da tecnologia, por várias razões:</text:p>
      <text:list text:style-name="L17">
        <text:list-item>
          <text:p text:style-name="P19"><text:span text:style-name="Strong_20_Emphasis">Desempenho</text:span>: Git é rápido e eficiente, mesmo com grandes projetos.</text:p>
        </text:list-item>
        <text:list-item>
          <text:p text:style-name="P19"><text:span text:style-name="Strong_20_Emphasis">Flexibilidade</text:span>: Suporta fluxos de trabalho distribuídos, permitindo que equipes em diferentes locais trabalhem juntas sem problemas.</text:p>
        </text:list-item>
        <text:list-item>
          <text:p text:style-name="P18"><text:span text:style-name="Strong_20_Emphasis">Popularidade</text:span>: É amplamente adotado, o que significa que há uma grande comunidade de suporte e muitos recursos de aprendizado disponíveis.</text:p>
        </text:list-item>
      </text:list>
      <text:h text:style-name="Heading_20_4" text:outline-level="4">Exemplos do Mundo Real</text:h>
      <text:list text:style-name="L18">
        <text:list-item>
          <text:p text:style-name="P21"><text:span text:style-name="Strong_20_Emphasis">Desenvolvimento de Software de Código Aberto</text:span>: Projetos como o Linux Kernel são gerenciados usando Git, com milhares de contribuidores ao redor do mundo.</text:p>
        </text:list-item>
        <text:list-item>
          <text:p text:style-name="P20"><text:span text:style-name="Strong_20_Emphasis">Empresas de Tecnologia</text:span>: Companhias como Google, Microsoft e Facebook usam Git para gerenciar seus projetos de software, garantindo que suas equipes possam colaborar de maneira eficiente e segura.</text:p>
        </text:list-item>
      </text:list>
      <text:h text:style-name="Heading_20_3" text:outline-level="3" text:is-list-header="true">Conclusão</text:h>
      <text:p text:style-name="Text_20_body">O controle de versão não é apenas uma ferramenta, é uma prática essencial para qualquer desenvolvedor. Ele melhora a qualidade do código, facilita a colaboração e aumenta a segurança e a eficiência do desenvolvimento. Aprender Git e outras ferramentas de controle de versão será um <text:soft-page-break/>investimento valioso para sua carreira como desenvolvedor. Vamos começar essa jornada e descobrir o poder do controle de versão juntos!"</text:p>
      <text:p text:style-name="P4"/>
      <text:p text:style-name="P4"/>
      <text:p text:style-name="P4"><text:span text:style-name="T2">AULA 2 - </text:span><text:span text:style-name="Strong_20_Emphasis"><text:span text:style-name="T2">Fundamentos do Git</text:span></text:span></text:p>
      <text:p text:style-name="P4">O que é Git?</text:p>
      <text:p text:style-name="P4">Histórico e benefícios do uso de Git</text:p>
      <text:p text:style-name="P4">Instalação do Git (Windows, Mac, Linux)</text:p>
      <text:p text:style-name="P4">Configuração inicial (usuário, e-mail, editores padrão)</text:p>
      <text:p text:style-name="P4"><text:span text:style-name="Strong_20_Emphasis"/></text:p>
      <text:p text:style-name="P4"><text:span text:style-name="Strong_20_Emphasis">Comandos Básicos do Git</text:span></text:p>
      <text:p text:style-name="P4"><text:span text:style-name="Strong_20_Emphasis"><text:span text:style-name="T4">Inicializar um repositório (</text:span></text:span><text:span text:style-name="Source_20_Text"><text:span text:style-name="T4">git init</text:span></text:span><text:span text:style-name="Strong_20_Emphasis"><text:span text:style-name="T4">)</text:span></text:span></text:p>
      <text:p text:style-name="P4"><text:span text:style-name="Strong_20_Emphasis"><text:span text:style-name="T4">Adicionar arquivos ao repositório (</text:span></text:span><text:span text:style-name="Source_20_Text"><text:span text:style-name="T4">git add</text:span></text:span><text:span text:style-name="Strong_20_Emphasis"><text:span text:style-name="T4">)</text:span></text:span></text:p>
      <text:p text:style-name="P4"><text:span text:style-name="Strong_20_Emphasis"><text:span text:style-name="T4"/></text:span></text:p>
      <text:h text:style-name="P1" text:outline-level="3" text:is-list-header="true"><text:span text:style-name="Strong_20_Emphasis"><text:span text:style-name="T3">Introdução ao GitHub</text:span></text:span></text:h>
      <text:h text:style-name="P1" text:outline-level="3" text:is-list-header="true"><text:s/>Introdução ao Azure Repos</text:h>
      <text:h text:style-name="P1" text:outline-level="3" text:is-list-header="true"><text:span text:style-name="Strong_20_Emphasis"><text:span text:style-name="T3"><text:s/>Encerramento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13:49:59.757000000</meta:creation-date>
    <dc:date>2024-07-23T00:11:39.914000000</dc:date>
    <meta:editing-duration>P1DT10H21M40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4" meta:paragraph-count="81" meta:word-count="1125" meta:character-count="7162" meta:non-whitespace-character-count="6157"/>
  </office:meta>
</office:document-meta>
</file>